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attopd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B1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G1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M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M2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Q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D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B1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BLY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G1</text:p>
          </table:table-cell>
          <table:table-cell office:value-type="string" calcext:value-type="string">
            <text:p>GRK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M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M2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Q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TJ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STW</text:p>
          </table:table-cell>
          <table:table-cell office:value-type="string" calcext:value-type="string">
            <text:p>LCC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B1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G1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J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LCN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M1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M2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Q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LCS</text:p>
          </table:table-cell>
          <table:table-cell office:value-type="string" calcext:value-type="string">
            <text:p>SCC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hpMyAdmin 4.6.6deb5</meta:initial-creator>
    <meta:creation-date>2020-11-10T14:35:30</meta:creation-date>
    <dc:date>2020-11-10T15:14:18.255207622</dc:date>
    <meta:editing-duration>PT17M21S</meta:editing-duration>
    <meta:editing-cycles>5</meta:editing-cycles>
    <meta:document-statistic meta:table-count="1" meta:cell-count="304" meta:object-count="0"/>
  </office:meta>
</office:document-meta>
</file>